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6" office:value-type="string" calcext:value-type="string">
            <text:p>files on side TODO: ui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6" office:value-type="string" calcext:value-type="string">
            <text:p>documentatio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new document edited when save must prompt new file sa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earch plugi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prompt save file if get closed but edite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ui event manager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key press loop plugins only registered plugin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make get plugins efficient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auto place cursor in sourceview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comm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toggle comment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d replace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side menus like open save TODO: close bt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5"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"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02:44:15.320750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3T02:44:41.228823967</dc:date>
    <meta:editing-duration>PT3H18M42S</meta:editing-duration>
    <meta:editing-cycles>85</meta:editing-cycles>
    <meta:generator>LibreOffice/6.4.0.3$Linux_X86_64 LibreOffice_project/40$Build-3</meta:generator>
    <meta:document-statistic meta:table-count="1" meta:cell-count="80" meta:object-count="0"/>
  </office:meta>
</office:document-meta>
</file>